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923" officeooo:paragraph-rsid="0014a923"/>
    </style:style>
    <style:style style:name="P2" style:family="paragraph" style:parent-style-name="Standard">
      <style:text-properties officeooo:rsid="0015b22d" officeooo:paragraph-rsid="0015b22d"/>
    </style:style>
    <style:style style:name="P3" style:family="paragraph" style:parent-style-name="Standard">
      <style:text-properties officeooo:rsid="001641a4" officeooo:paragraph-rsid="001641a4"/>
    </style:style>
    <style:style style:name="P4" style:family="paragraph" style:parent-style-name="Standard">
      <style:text-properties officeooo:rsid="0017c9a0" officeooo:paragraph-rsid="0017c9a0"/>
    </style:style>
    <style:style style:name="P5" style:family="paragraph" style:parent-style-name="Standard">
      <style:text-properties officeooo:rsid="00188db6" officeooo:paragraph-rsid="00188d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.02.22(Front end js)</text:p>
      <text:p text:style-name="Standard"><text:a xlink:type="simple" xlink:href="https://github.com/academind/xhr-fetch-axios-intro/tree/axios" text:style-name="Internet_20_link" text:visited-style-name="Visited_20_Internet_20_Link">https://github.com/academind/xhr-fetch-axios-intro/tree/axios</text:a></text:p>
      <text:p text:style-name="Standard"/>
      <text:p text:style-name="P5">Spring Boot Jquery AJAX Crud</text:p>
      <text:p text:style-name="P5">https://www.youtube.com/watch?v=HDC6Iz2ixW8</text:p>
      <text:p text:style-name="Standard"/>
      <text:p text:style-name="P2">html</text:p>
      <text:p text:style-name="P2"/>
      <text:p text:style-name="P2"><text:tab/>&lt;!DOCTYPE html&gt;</text:p>
      <text:p text:style-name="P2"><text:tab/>&lt;html&gt;</text:p>
      <text:p text:style-name="P2"><text:tab/>&lt;head&gt;</text:p>
      <text:p text:style-name="P2"><text:tab/><text:tab/>&lt;title&gt;&lt;Employee Information Submit&lt;/title&gt;</text:p>
      <text:p text:style-name="P2"><text:tab/> <text:s text:c="3"/>&lt;link rel= "stylesheet" href="emp.css" type="text/css"&gt;</text:p>
      <text:p text:style-name="P2"><text:tab/> <text:s text:c="3"/>&lt;script src="https://unpkg.com/axios/dist/axios.min.js"&gt;&lt;/script&gt;</text:p>
      <text:p text:style-name="P2"><text:tab/> <text:s text:c="3"/>&lt;script src="employee.js"&gt;&lt;/script&gt;</text:p>
      <text:p text:style-name="P2"><text:tab/> <text:s text:c="3"/>&lt;script src="fetch.js"&gt;&lt;/script&gt;</text:p>
      <text:p text:style-name="P2"/>
      <text:p text:style-name="P2"/>
      <text:p text:style-name="P2"><text:tab/>&lt;/head&gt;</text:p>
      <text:p text:style-name="P2"><text:tab/>&lt;body&gt;</text:p>
      <text:p text:style-name="P2"><text:tab/></text:p>
      <text:p text:style-name="P2"/>
      <text:p text:style-name="P2"><text:tab/>&lt;form method="post" action="http://localhost:9090/api/create"&gt;</text:p>
      <text:p text:style-name="P2"><text:tab/><text:tab/> <text:s text:c="3"/>&lt;table&gt;</text:p>
      <text:p text:style-name="P2"><text:tab/><text:tab/><text:tab/></text:p>
      <text:p text:style-name="P2"><text:tab/> <text:s text:c="11"/>&lt;tr&gt;</text:p>
      <text:p text:style-name="P2"><text:tab/><text:tab/><text:tab/><text:tab/>&lt;td&gt;</text:p>
      <text:p text:style-name="P2"><text:tab/><text:tab/><text:tab/><text:tab/><text:tab/>Employee Name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name" name="name"&gt;</text:p>
      <text:p text:style-name="P2"><text:tab/><text:tab/><text:tab/><text:tab/>&lt;/td&gt;</text:p>
      <text:p text:style-name="P2"><text:tab/><text:tab/><text:tab/> <text:s text:c="4"/>&lt;/tr&gt;</text:p>
      <text:p text:style-name="P2"/>
      <text:p text:style-name="P2"><text:tab/><text:tab/><text:tab/> <text:s text:c="4"/>&lt;tr&gt;</text:p>
      <text:p text:style-name="P2"><text:tab/><text:tab/><text:tab/><text:tab/>&lt;td&gt;</text:p>
      <text:p text:style-name="P2"><text:tab/><text:tab/><text:tab/><text:tab/><text:tab/>Age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age" name="age"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tab/><text:tab/><text:tab/>&lt;tr&gt;</text:p>
      <text:p text:style-name="P2"><text:tab/><text:tab/><text:tab/><text:tab/>&lt;td&gt;</text:p>
      <text:p text:style-name="P2"><text:tab/><text:tab/><text:tab/><text:tab/><text:tab/>Address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address" name="address"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soft-page-break/><text:tab/><text:tab/><text:tab/>&lt;tr&gt;</text:p>
      <text:p text:style-name="P2"><text:tab/><text:tab/><text:tab/><text:tab/>&lt;td&gt;</text:p>
      <text:p text:style-name="P2"><text:tab/><text:tab/><text:tab/><text:tab/><text:tab/>Phone No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Phone No" name="phoneNumber"&gt;</text:p>
      <text:p text:style-name="P2"><text:tab/><text:tab/><text:tab/><text:tab/>&lt;/td&gt;</text:p>
      <text:p text:style-name="P2"><text:tab/><text:tab/><text:tab/>&lt;/tr&gt;</text:p>
      <text:p text:style-name="P2"/>
      <text:p text:style-name="P2"/>
      <text:p text:style-name="P2"><text:tab/><text:tab/><text:tab/>&lt;tr&gt;</text:p>
      <text:p text:style-name="P2"><text:tab/><text:tab/><text:tab/><text:tab/>&lt;td&gt;</text:p>
      <text:p text:style-name="P2"><text:tab/><text:tab/><text:tab/><text:tab/><text:tab/>Department:</text:p>
      <text:p text:style-name="P2"><text:tab/><text:tab/><text:tab/><text:tab/>&lt;/td&gt;</text:p>
      <text:p text:style-name="P2"><text:tab/><text:tab/><text:tab/><text:tab/>&lt;td&gt;</text:p>
      <text:p text:style-name="P2"><text:tab/><text:tab/><text:tab/></text:p>
      <text:p text:style-name="P2"><text:tab/><text:tab/><text:tab/><text:tab/><text:tab/>&lt;select name="department"&gt;</text:p>
      <text:p text:style-name="P2"><text:tab/><text:tab/><text:tab/><text:tab/><text:tab/><text:tab/></text:p>
      <text:p text:style-name="P2"><text:tab/><text:tab/><text:tab/><text:tab/><text:tab/><text:tab/>&lt;option value="CSE"&gt;CSE&lt;/option&gt;</text:p>
      <text:p text:style-name="P2"><text:tab/><text:tab/><text:tab/><text:tab/><text:tab/><text:tab/>&lt;option value="EEE"&gt;EEE&lt;/option&gt;</text:p>
      <text:p text:style-name="P2"><text:tab/><text:tab/><text:tab/><text:tab/><text:tab/><text:tab/>&lt;option value="IPE"&gt;IPE&lt;/option&gt;</text:p>
      <text:p text:style-name="P2"><text:tab/><text:tab/><text:tab/><text:tab/><text:tab/>&lt;/select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tab/><text:tab/><text:tab/>&lt;tr&gt;</text:p>
      <text:p text:style-name="P2"><text:tab/><text:tab/><text:tab/><text:tab/>&lt;td&gt;</text:p>
      <text:p text:style-name="P2"><text:tab/><text:tab/><text:tab/><text:tab/><text:tab/>Date Create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Date Create" name="dateCreate"&gt;</text:p>
      <text:p text:style-name="P2"><text:tab/><text:tab/><text:tab/><text:tab/>&lt;/td&gt;</text:p>
      <text:p text:style-name="P2"><text:tab/><text:tab/><text:tab/>&lt;/tr&gt;</text:p>
      <text:p text:style-name="P2"/>
      <text:p text:style-name="P2"/>
      <text:p text:style-name="P2"><text:tab/><text:tab/><text:tab/>&lt;tr&gt;</text:p>
      <text:p text:style-name="P2"><text:tab/><text:tab/><text:tab/><text:tab/>&lt;td&gt;</text:p>
      <text:p text:style-name="P2"><text:tab/><text:tab/><text:tab/><text:tab/><text:tab/>Date Update:</text:p>
      <text:p text:style-name="P2"><text:tab/><text:tab/><text:tab/><text:tab/>&lt;/td&gt;</text:p>
      <text:p text:style-name="P2"><text:tab/><text:tab/><text:tab/><text:tab/>&lt;td&gt;</text:p>
      <text:p text:style-name="P2"><text:tab/><text:tab/><text:tab/><text:tab/><text:tab/>&lt;input type="text" placeholder = "Date Update" name="dateUpdate"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tab/><text:tab/><text:tab/></text:p>
      <text:p text:style-name="P2"><text:tab/><text:tab/><text:tab/><text:tab/>&lt;td&gt;</text:p>
      <text:p text:style-name="P2"><text:tab/><text:tab/><text:tab/><text:tab/><text:tab/>City Name:</text:p>
      <text:p text:style-name="P2"><text:tab/><text:tab/><text:tab/><text:tab/>&lt;/td&gt;</text:p>
      <text:p text:style-name="P2"><text:tab/><text:tab/><text:tab/><text:tab/>&lt;td&gt;</text:p>
      <text:p text:style-name="P2"><text:soft-page-break/><text:tab/><text:tab/><text:tab/><text:tab/><text:tab/>&lt;select name="cityId"&gt;</text:p>
      <text:p text:style-name="P2"><text:tab/><text:tab/><text:tab/><text:tab/><text:tab/><text:tab/></text:p>
      <text:p text:style-name="P2"><text:tab/><text:tab/><text:tab/><text:tab/><text:tab/><text:tab/>&lt;option value="1"&gt;Dhaka&lt;/option&gt;</text:p>
      <text:p text:style-name="P2"><text:tab/><text:tab/><text:tab/><text:tab/><text:tab/><text:tab/>&lt;option value="2"&gt;Rangpur&lt;/option&gt;</text:p>
      <text:p text:style-name="P2"><text:tab/><text:tab/><text:tab/><text:tab/><text:tab/><text:tab/>&lt;option value="3"&gt;Kustia&lt;/option&gt;</text:p>
      <text:p text:style-name="P2"><text:tab/><text:tab/><text:tab/><text:tab/><text:tab/><text:tab/>&lt;option value="4"&gt;Narayngonj&lt;/option&gt;</text:p>
      <text:p text:style-name="P2"><text:tab/><text:tab/><text:tab/><text:tab/><text:tab/>&lt;/select&gt;</text:p>
      <text:p text:style-name="P2"><text:tab/><text:tab/><text:tab/><text:tab/>&lt;/td&gt;</text:p>
      <text:p text:style-name="P2"><text:tab/><text:tab/><text:tab/> <text:s text:c="3"/>&lt;/tr&gt;</text:p>
      <text:p text:style-name="P2"/>
      <text:p text:style-name="P2"><text:tab/><text:tab/><text:tab/> <text:s text:c="3"/></text:p>
      <text:p text:style-name="P2"/>
      <text:p text:style-name="P2"><text:tab/><text:tab/><text:tab/>&lt;tr&gt;</text:p>
      <text:p text:style-name="P2"/>
      <text:p text:style-name="P2"><text:tab/><text:tab/><text:tab/><text:tab/>&lt;td&gt;</text:p>
      <text:p text:style-name="P2"><text:tab/><text:tab/><text:tab/><text:tab/><text:tab/>&lt;input type="Submit" value = "Submit" name=""&gt;</text:p>
      <text:p text:style-name="P2"><text:tab/><text:tab/><text:tab/><text:tab/>&lt;/td&gt;</text:p>
      <text:p text:style-name="P2"><text:tab/><text:tab/><text:tab/>&lt;/tr&gt;</text:p>
      <text:p text:style-name="P2"/>
      <text:p text:style-name="P2"><text:tab/><text:tab/><text:tab/><text:tab/> <text:s text:c="3"/></text:p>
      <text:p text:style-name="P2"><text:tab/><text:tab/><text:tab/></text:p>
      <text:p text:style-name="P2"><text:tab/><text:tab/>&lt;/table&gt;</text:p>
      <text:p text:style-name="P2"><text:tab/>&lt;/form&gt;</text:p>
      <text:p text:style-name="P2"/>
      <text:p text:style-name="P2"/>
      <text:p text:style-name="P2"/>
      <text:p text:style-name="P2"><text:tab/>&lt;/body&gt;</text:p>
      <text:p text:style-name="P2"><text:tab/>&lt;/html&gt;</text:p>
      <text:p text:style-name="P2"/>
      <text:p text:style-name="P2"/>
      <text:p text:style-name="P3">JS</text:p>
      <text:p text:style-name="P3"/>
      <text:p text:style-name="P3">const getData = () =&gt; {</text:p>
      <text:p text:style-name="P3"><text:s text:c="2"/>axios.get('http://localhost:9090/api/create').then(response =&gt; {</text:p>
      <text:p text:style-name="P3"><text:s text:c="4"/>console.log(response);</text:p>
      <text:p text:style-name="P3"><text:s text:c="2"/>});</text:p>
      <text:p text:style-name="P3">};</text:p>
      <text:p text:style-name="P3"/>
      <text:p text:style-name="P4">fetch</text:p>
      <text:p text:style-name="P4">const sendHttpRequest = (method, url, data) =&gt; {</text:p>
      <text:p text:style-name="P4"><text:s text:c="2"/>return fetch(url, {</text:p>
      <text:p text:style-name="P4"><text:s text:c="4"/>method: method,</text:p>
      <text:p text:style-name="P4"><text:s text:c="4"/>body: JSON.stringify(data),</text:p>
      <text:p text:style-name="P4"><text:s text:c="4"/>headers: data ? { 'Content-Type': 'application/json' } : {}</text:p>
      <text:p text:style-name="P4"><text:s text:c="2"/>}).then(response =&gt; {</text:p>
      <text:p text:style-name="P4"><text:s text:c="4"/>if (response.status &gt;= 400) {</text:p>
      <text:p text:style-name="P4"><text:s text:c="6"/>// !response.ok</text:p>
      <text:p text:style-name="P4"><text:s text:c="6"/>return response.json().then(errResData =&gt; {</text:p>
      <text:p text:style-name="P4"><text:s text:c="8"/>const error = new Error('Something went wrong!');</text:p>
      <text:p text:style-name="P4"><text:s text:c="8"/>error.data = errResData;</text:p>
      <text:p text:style-name="P4"><text:s text:c="8"/>throw error;</text:p>
      <text:p text:style-name="P4"><text:s text:c="6"/>});</text:p>
      <text:p text:style-name="P4"><text:soft-page-break/><text:s text:c="4"/>}</text:p>
      <text:p text:style-name="P4"><text:s text:c="4"/>return response.json();</text:p>
      <text:p text:style-name="P4"><text:s text:c="2"/>});</text:p>
      <text:p text:style-name="P4">};</text:p>
      <text:p text:style-name="P4"/>
      <text:p text:style-name="P4">const getData = () =&gt; {</text:p>
      <text:p text:style-name="P4"><text:s text:c="2"/>sendHttpRequest('GET', 'http://localhost:9090/api/create').then(responseData =&gt; {</text:p>
      <text:p text:style-name="P4"><text:s text:c="4"/>console.log(responseData);</text:p>
      <text:p text:style-name="P4"><text:s text:c="2"/>});</text:p>
      <text:p text:style-name="P4">}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6:08:24.978886684</meta:creation-date>
    <dc:date>2022-02-10T17:50:21.266195775</dc:date>
    <meta:editing-duration>PT3M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136" meta:word-count="251" meta:character-count="2697" meta:non-whitespace-character-count="2058"/>
  </office:meta>
</office:document-meta>
</file>